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e1ef4" officeooo:paragraph-rsid="000e1ef4" style:font-size-asian="15.75pt" style:font-weight-asian="bold" style:font-size-complex="18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officeooo:rsid="000f121a" officeooo:paragraph-rsid="000f121a" style:font-size-asian="15.75pt" style:font-weight-asian="bold" style:font-size-complex="18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8pt" fo:font-weight="bold" officeooo:rsid="00107af6" officeooo:paragraph-rsid="00107af6" style:font-size-asian="15.75pt" style:font-weight-asian="bold" style:font-size-complex="18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6pt" fo:font-weight="bold" officeooo:rsid="000e1ef4" officeooo:paragraph-rsid="000e1ef4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6pt" fo:font-weight="bold" officeooo:rsid="000f121a" officeooo:paragraph-rsid="000f121a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6pt" fo:font-weight="bold" officeooo:rsid="00107af6" officeooo:paragraph-rsid="00107af6" style:font-size-asian="16pt" style:font-weight-asian="bold" style:font-size-complex="16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4pt" fo:font-weight="bold" officeooo:rsid="000e1ef4" officeooo:paragraph-rsid="000e1ef4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14pt" fo:font-weight="bold" officeooo:rsid="000f121a" officeooo:paragraph-rsid="000f121a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14pt" fo:font-weight="bold" officeooo:rsid="00107af6" officeooo:paragraph-rsid="00107af6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18pt" fo:font-weight="bold" officeooo:rsid="00107af6" officeooo:paragraph-rsid="00107af6" style:font-size-asian="15.75pt" style:font-weight-asian="bold" style:font-size-complex="18pt" style:font-weight-complex="bold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4pt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edical Employment Specialist</text:p>
      <text:p text:style-name="P1"/>
      <text:p text:style-name="P4">Billing/Coding Specialist</text:p>
      <text:p text:style-name="P7">David Holmes</text:p>
      <text:p text:style-name="P7">1-520-678-5852</text:p>
      <text:p text:style-name="P1"><text:a xlink:type="simple" xlink:href="mailto:davidholmes@gmail.com" text:style-name="Internet_20_link" text:visited-style-name="Visited_20_Internet_20_Link"><text:span text:style-name="T1">davidholmes@gmail.com</text:span></text:a></text:p>
      <text:p text:style-name="P1"/>
      <text:p text:style-name="P4">CNA/RNA/DR./Technicians Specialist</text:p>
      <text:p text:style-name="P7">Helen Kilpatrick</text:p>
      <text:p text:style-name="P7">1-520-586-9113</text:p>
      <text:p text:style-name="P1"><text:a xlink:type="simple" xlink:href="mailto:helenkilpatrick@gmail.com" text:style-name="Internet_20_link" text:visited-style-name="Visited_20_Internet_20_Link"><text:span text:style-name="T1">helenkilpatrick@gmail.com</text:span></text:a></text:p>
      <text:p text:style-name="P1"/>
      <text:p text:style-name="P4">RSS Specialist</text:p>
      <text:p text:style-name="P7">Verona Morales</text:p>
      <text:p text:style-name="P7">1-520-449-6161</text:p>
      <text:p text:style-name="P1"><text:a xlink:type="simple" xlink:href="mailto:veronamorales@gmail.com" text:style-name="Internet_20_link" text:visited-style-name="Visited_20_Internet_20_Link"><text:span text:style-name="T1">veronamorales@gmail.com</text:span></text:a></text:p>
      <text:p text:style-name="P1"/>
      <text:p text:style-name="P4">Pediatrics Specialist</text:p>
      <text:p text:style-name="P7">Sean Dorado</text:p>
      <text:p text:style-name="P7">1-520-586-9111</text:p>
      <text:p text:style-name="P1"><text:a xlink:type="simple" xlink:href="mailto:seandorado@gmail.com" text:style-name="Internet_20_link" text:visited-style-name="Visited_20_Internet_20_Link"><text:span text:style-name="T1">seandorado@gmail.com</text:span></text:a></text:p>
      <text:p text:style-name="P1"/>
      <text:p text:style-name="P4">EMT Specialist</text:p>
      <text:p text:style-name="P7">Nate Thompson</text:p>
      <text:p text:style-name="P7">1-520-586-2911</text:p>
      <text:p text:style-name="P2"><text:a xlink:type="simple" xlink:href="mailto:nathanthompson@gmail.com" text:style-name="Internet_20_link" text:visited-style-name="Visited_20_Internet_20_Link"><text:span text:style-name="T1">nathanthompson@gmail.com</text:span></text:a></text:p>
      <text:p text:style-name="P2"/>
      <text:p text:style-name="P5">First Response Specialist</text:p>
      <text:p text:style-name="P8">Brandy Durgin</text:p>
      <text:p text:style-name="P8">1-520-586-6124</text:p>
      <text:p text:style-name="P2"><text:a xlink:type="simple" xlink:href="mailto:brandydurgin@gmail.com" text:style-name="Internet_20_link" text:visited-style-name="Visited_20_Internet_20_Link"><text:span text:style-name="T1">brandydurgin@gmail.com</text:span></text:a></text:p>
      <text:p text:style-name="P3"><text:span text:style-name="T1"/></text:p>
      <text:p text:style-name="P6">Sales/Marketing Specialist</text:p>
      <text:p text:style-name="P9">Lesley James</text:p>
      <text:p text:style-name="P9">1-520-586-9742</text:p>
      <text:p text:style-name="P3"><text:a xlink:type="simple" xlink:href="mailto:lesleyjames@gmail.com" text:style-name="Internet_20_link" text:visited-style-name="Visited_20_Internet_20_Link"><text:span text:style-name="T1">lesleyjames@gmail.com</text:span></text:a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06T09:55:14.765000000</meta:creation-date>
    <dc:date>2021-01-06T11:23:10.060000000</dc:date>
    <meta:editing-duration>PT9M35S</meta:editing-duration>
    <meta:editing-cycles>2</meta:editing-cycles>
    <meta:generator>LibreOffice/6.2.8.2$Windows_X86_64 LibreOffice_project/f82ddfca21ebc1e222a662a32b25c0c9d20169ee</meta:generator>
    <meta:document-statistic meta:table-count="0" meta:image-count="0" meta:object-count="0" meta:page-count="1" meta:paragraph-count="29" meta:word-count="46" meta:character-count="533" meta:non-whitespace-character-count="516"/>
  </office:meta>
</office:document-meta>
</file>